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0050000000581CCB1E0.svm"/>
  <manifest:file-entry manifest:media-type="" manifest:full-path="Pictures/2000000100001208000010AE45B56D8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|ccc}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latex§\begin{table}&#10;\begin{tabular}{ccc|ccc}&#10;\hline&#10;&amp; &amp; &amp; &amp; &amp;  \\&#10;\hline&#10;Q_1 &amp; Q_0 &amp; x &amp; Q_1 &amp; Q_0  &amp; y \\&#10;\hline&#10;0 &amp; 0 &amp; 0 &amp; 1 &amp; 1 &amp; 0 \\&#10;0 &amp; 0 &amp; 1 &amp; 1 &amp; 1 &amp; 0 \\&#10;0 &amp; 1 &amp; 0 &amp; 1 &amp; 1 &amp; 0 \\&#10;0 &amp; 1 &amp; 1 &amp; 1 &amp; 0 &amp; 0 \\&#10;1 &amp; 0 &amp; 0 &amp; 0 &amp; 1 &amp; 0 \\&#10;1 &amp; 0 &amp; 1 &amp; 0 &amp; 1 &amp; 0 \\&#10;1 &amp; 1 &amp; 0 &amp; 1 &amp; 1 &amp; 1 \\&#10;1 &amp; 1 &amp; 1 &amp; 1 &amp; 0 &amp; 0 \\&#10;\hline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006cm" svg:height="0.006cm" svg:x="-0.384cm" svg:y="2.37cm">
          <draw:image xlink:href="Pictures/20000001000000050000000581CCB1E0.svm" xlink:type="simple" xlink:show="embed" xlink:actuate="onLoad">
            <text:p/>
          </draw:image>
        </draw:frame>
        <draw:frame draw:style-name="gr2" draw:text-style-name="P1" draw:layer="layout" svg:width="3.937cm" svg:height="3.921cm" svg:x="1.381cm" svg:y="0.778cm">
          <draw:image xlink:href="Pictures/2000000100001208000010AE45B56D8B.svm" xlink:type="simple" xlink:show="embed" xlink:actuate="onLoad">
            <text:p/>
          </draw:image>
        </draw:frame>
        <draw:frame draw:style-name="gr3" draw:text-style-name="P2" draw:layer="layout" svg:width="1.378cm" svg:height="0.696cm" svg:x="3.302cm" svg:y="0.701cm">
          <draw:text-box>
            <text:p><text:span text:style-name="T1">اگلا حال</text:span></text:p>
          </draw:text-box>
        </draw:frame>
        <draw:frame draw:style-name="gr3" draw:text-style-name="P2" draw:layer="layout" svg:width="1.692cm" svg:height="0.696cm" svg:x="1.229cm" svg:y="0.635cm">
          <draw:text-box>
            <text:p><text:span text:style-name="T1">موجودہ حال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6T10:32:54</dc:date>
    <dc:creator>kkk </dc:creator>
    <meta:generator>LibreOffice/3.3$Linux LibreOffice_project/330m19$Build-401</meta:generator>
    <meta:editing-duration>PT37M8S</meta:editing-duration>
    <meta:editing-cycles>3</meta:editing-cycles>
    <meta:document-statistic meta:object-count="4"/>
  </office:meta>
</office:document-meta>
</file>